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100000234AEF57156.png"/>
  <manifest:file-entry manifest:media-type="image/png" manifest:full-path="Pictures/1000000000000140000001F8F3C6D87D.png"/>
  <manifest:file-entry manifest:media-type="image/png" manifest:full-path="Pictures/100002010000013E000001E1C0BE7CBB.png"/>
  <manifest:file-entry manifest:media-type="image/png" manifest:full-path="Pictures/10000201000001EE000001735E2D1086.png"/>
  <manifest:file-entry manifest:media-type="image/jpeg" manifest:full-path="Pictures/10000000000001C200000151AEC9EB7E.jpg"/>
  <manifest:file-entry manifest:media-type="image/png" manifest:full-path="Pictures/100000000000013F000002358B863002.png"/>
  <manifest:file-entry manifest:media-type="image/png" manifest:full-path="Pictures/1000020100000208000001EAC52BBAED.png"/>
  <manifest:file-entry manifest:media-type="image/png" manifest:full-path="Pictures/10000000000003AF00000535E9F7595E.png"/>
  <manifest:file-entry manifest:media-type="image/png" manifest:full-path="Pictures/1000020100000394000002AD92745F01.png"/>
  <manifest:file-entry manifest:media-type="image/png" manifest:full-path="Pictures/1000000000000140000002388F86F3DC.png"/>
  <manifest:file-entry manifest:media-type="image/png" manifest:full-path="Pictures/100000000000014000000237A67058B4.png"/>
  <manifest:file-entry manifest:media-type="image/png" manifest:full-path="Pictures/100002010000009A00000073542084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fill-color="#ffd320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itle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ff663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5cm" fo:min-width="14.2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cm" fo:min-width="25cm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808080" draw:fill="none" draw:fill-color="#ffffff" draw:opacity="20%" fo:min-height="1.5cm" draw:shadow-opacity="20%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Snell Roundhand'" style:font-style-name="標準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size="48pt" style:font-size-asian="48pt" style:font-weight-asian="250" style:font-size-complex="4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8" style:family="paragraph">
      <style:text-properties fo:color="#c0c0c0" fo:font-size="48pt" fo:text-shadow="1pt 1pt" style:font-size-asian="48pt" style:font-size-complex="4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6pt" style:font-size-asian="6pt" style:font-size-complex="6pt"/>
    </style:style>
    <style:style style:name="T1" style:family="text">
      <style:text-properties fo:font-family="'Snell Roundhand'" style:font-style-name="標準" style:font-pitch="variable" fo:font-size="24pt" style:font-size-asian="24pt" style:font-size-complex="24pt"/>
    </style:style>
    <style:style style:name="T2" style:family="text">
      <style:text-properties fo:font-size="48pt" style:font-size-asian="48pt" style:font-weight-asian="250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font-family="'Arial Black'" style:font-family-generic="roman"/>
    </style:style>
    <style:style style:name="T6" style:family="text">
      <style:text-properties fo:color="#c0c0c0" fo:font-size="48pt" fo:text-shadow="1pt 1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54cm" svg:height="13.5cm" svg:x="2.5cm" svg:y="18.5cm">
          <text:p/>
        </draw:rect>
        <draw:rect draw:style-name="gr2" draw:text-style-name="P1" draw:layer="layout" svg:width="50cm" svg:height="24.6cm" svg:x="4.5cm" svg:y="58.5cm">
          <text:p/>
        </draw:rect>
        <draw:frame draw:style-name="gr3" draw:text-style-name="P1" draw:layer="layout" svg:width="27.5cm" svg:height="10.5cm" svg:x="0cm" svg:y="7.5cm">
          <draw:image xlink:href="Pictures/10000000000001C200000151AEC9EB7E.jpg" xlink:type="simple" xlink:show="embed" xlink:actuate="onLoad">
            <text:p/>
          </draw:image>
        </draw:frame>
        <draw:frame draw:style-name="gr4" draw:layer="layout" svg:width="48cm" svg:height="22.5cm" svg:x="5.5cm" svg:y="59.5cm">
          <draw:image xlink:href="Pictures/1000020100000394000002AD92745F01.png" xlink:type="simple" xlink:show="embed" xlink:actuate="onLoad">
            <text:p/>
          </draw:image>
        </draw:frame>
        <draw:custom-shape draw:style-name="gr5" draw:text-style-name="P1" draw:layer="layout" svg:width="23cm" svg:height="25cm" svg:x="30.5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4cm" svg:height="6cm" svg:x="2.272cm" svg:y="1.558cm">
          <text:p text:style-name="P2"><text:span text:style-name="T1">What's Your Name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4" draw:layer="layout" svg:width="14.794cm" svg:height="8.595cm" svg:x="5.206cm" svg:y="8.905cm">
          <draw:text-box>
            <text:p><text:span text:style-name="T2">Project-L</text:span></text:p>
            <text:p><text:span text:style-name="T2">125741C </text:span><text:span text:style-name="T2">知念拓弥</text:span></text:p>
            <text:p><text:span text:style-name="T2">125757K </text:span><text:span text:style-name="T2">與座一貴</text:span></text:p>
            <text:p><text:span text:style-name="T2">125761H </text:span><text:span text:style-name="T2">下地輝史</text:span></text:p>
          </draw:text-box>
        </draw:frame>
        <draw:frame draw:style-name="gr8" draw:text-style-name="P5" draw:layer="layout" svg:width="25.898cm" svg:height="8cm" svg:x="28cm" svg:y="9cm">
          <draw:text-box>
            <text:p><text:span text:style-name="T3">2XXX</text:span><text:span text:style-name="T3">年、人類は自分自身を表現</text:span></text:p>
            <text:p><text:span text:style-name="T3">することができなくなっていた。</text:span></text:p>
            <text:p><text:span text:style-name="T3">そこに自己紹介アプリという一筋</text:span></text:p>
            <text:p><text:span text:style-name="T3">の光が現れる！！</text:span></text:p>
          </draw:text-box>
        </draw:frame>
        <draw:custom-shape draw:style-name="gr9" draw:text-style-name="P7" draw:layer="layout" svg:width="7.111cm" svg:height="1.334cm" svg:x="38.389cm" svg:y="33cm">
          <text:p text:style-name="P6"><text:span text:style-name="T4">クラス図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1" draw:layer="layout" svg:width="18.841cm" svg:height="19.782cm" svg:x="32.5cm" svg:y="35.5cm">
          <draw:image xlink:href="Pictures/1000020100000208000001EAC52BBAED.png" xlink:type="simple" xlink:show="embed" xlink:actuate="onLoad">
            <text:p/>
          </draw:image>
        </draw:frame>
        <draw:custom-shape draw:style-name="gr5" draw:text-style-name="P1" draw:layer="layout" svg:width="22.5cm" svg:height="25cm" svg:x="5.5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8.5cm" svg:height="20cm" svg:x="7.5cm" svg:y="35.5cm">
          <draw:image xlink:href="Pictures/10000000000003AF00000535E9F7595E.png" xlink:type="simple" xlink:show="embed" xlink:actuate="onLoad">
            <text:p/>
          </draw:image>
        </draw:frame>
        <draw:custom-shape draw:style-name="gr9" draw:text-style-name="P7" draw:layer="layout" svg:width="9.205cm" svg:height="1.5cm" svg:x="11.795cm" svg:y="33cm">
          <text:p text:style-name="P2"><text:span text:style-name="T5">ユースケース図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12.8657686948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rect draw:style-name="gr10" draw:text-style-name="P1" draw:layer="layout" svg:width="29cm" svg:height="10cm" svg:x="26.5cm" svg:y="7.5cm">
          <text:p/>
        </draw:rect>
        <draw:rect draw:style-name="gr10" draw:text-style-name="P1" draw:layer="layout" svg:width="28cm" svg:height="9cm" svg:x="27cm" svg:y="8cm">
          <text:p/>
        </draw:rect>
        <draw:frame draw:style-name="gr3" draw:text-style-name="P1" draw:layer="layout" svg:width="7.129cm" svg:height="11.228cm" svg:x="4.371cm" svg:y="19.5cm">
          <draw:image xlink:href="Pictures/1000000000000140000001F8F3C6D87D.png" xlink:type="simple" xlink:show="embed" xlink:actuate="onLoad">
            <text:p/>
          </draw:image>
        </draw:frame>
        <draw:frame draw:style-name="gr3" draw:text-style-name="P1" draw:layer="layout" svg:width="7.151cm" svg:height="11.679cm" svg:x="47.849cm" svg:y="19.321cm">
          <draw:image xlink:href="Pictures/100000000000014100000234AEF57156.png" xlink:type="simple" xlink:show="embed" xlink:actuate="onLoad">
            <text:p/>
          </draw:image>
        </draw:frame>
        <draw:custom-shape draw:style-name="gr11" draw:text-style-name="P1" draw:layer="layout" svg:width="2.5cm" svg:height="2cm" svg:x="12cm" svg:y="2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2cm" svg:x="22.5cm" svg:y="2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.5cm" svg:height="2cm" svg:x="31.5cm" svg:y="2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1" draw:layer="layout" svg:width="19cm" svg:height="1cm" svg:x="12cm" svg:y="24cm">
          <text:p/>
        </draw:rect>
        <draw:rect draw:style-name="gr12" draw:text-style-name="P1" draw:layer="layout" svg:width="28cm" svg:height="1cm" svg:x="12cm" svg:y="28cm">
          <text:p/>
        </draw:rect>
        <draw:custom-shape draw:style-name="gr11" draw:text-style-name="P1" draw:layer="layout" svg:width="4.5cm" svg:height="2cm" svg:x="42.5cm" svg:y="2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7.107cm" svg:height="12.088cm" svg:x="37cm" svg:y="19.412cm">
          <draw:image xlink:href="Pictures/100000000000013F000002358B863002.png" xlink:type="simple" xlink:show="embed" xlink:actuate="onLoad">
            <text:p/>
          </draw:image>
        </draw:frame>
        <draw:frame draw:style-name="gr3" draw:text-style-name="P1" draw:layer="layout" svg:width="7.129cm" svg:height="11.5cm" svg:x="25.572cm" svg:y="19.5cm">
          <draw:image xlink:href="Pictures/100000000000014000000237A67058B4.png" xlink:type="simple" xlink:show="embed" xlink:actuate="onLoad">
            <text:p/>
          </draw:image>
        </draw:frame>
        <draw:frame draw:style-name="gr3" draw:text-style-name="P1" draw:layer="layout" svg:width="7.129cm" svg:height="11.5cm" svg:x="15cm" svg:y="19.5cm">
          <draw:image xlink:href="Pictures/1000000000000140000002388F86F3DC.png" xlink:type="simple" xlink:show="embed" xlink:actuate="onLoad">
            <text:p/>
          </draw:image>
        </draw:frame>
        <draw:frame draw:style-name="gr3" draw:text-style-name="P1" draw:layer="layout" svg:width="10cm" svg:height="14.465cm" svg:x="40.5cm" svg:y="-3.965cm">
          <draw:image xlink:href="Pictures/100002010000013E000001E1C0BE7CBB.png" xlink:type="simple" xlink:show="embed" xlink:actuate="onLoad">
            <text:p/>
          </draw:image>
        </draw:frame>
        <draw:frame draw:style-name="gr3" draw:text-style-name="P1" draw:layer="layout" svg:width="8.931cm" svg:height="7.055cm" svg:x="47.5cm" svg:y="1.5cm">
          <draw:image xlink:href="Pictures/100002010000009A0000007354208405.png" xlink:type="simple" xlink:show="embed" xlink:actuate="onLoad">
            <text:p/>
          </draw:image>
        </draw:frame>
        <draw:frame draw:style-name="gr13" draw:text-style-name="P8" draw:layer="layout" svg:width="7cm" svg:height="2.143cm" svg:x="12cm" svg:y="9cm">
          <draw:text-box>
            <text:p><text:span text:style-name="T6">（</text:span><text:span text:style-name="T6">3</text:span><text:span text:style-name="T6">人）</text:span></text:p>
          </draw:text-box>
        </draw:frame>
        <draw:frame draw:style-name="gr14" draw:text-style-name="P9" draw:layer="layout" svg:width="2cm" svg:height="1.75cm" svg:x="19.5cm" svg:y="11cm">
          <draw:text-box>
            <text:p><text:span text:style-name="T7">☆</text:span></text:p>
          </draw:text-box>
        </draw:frame>
        <draw:frame draw:style-name="gr3" draw:text-style-name="P1" draw:layer="layout" svg:width="6.9cm" svg:height="4.044cm" svg:x="52.5cm" svg:y="79.056cm">
          <draw:image xlink:href="Pictures/10000201000001EE000001735E2D1086.png" xlink:type="simple" xlink:show="embed" xlink:actuate="onLoad">
            <text:p/>
          </draw:image>
        </draw:frame>
        <draw:frame draw:style-name="gr15" draw:text-style-name="P10" draw:layer="layout" svg:width="3cm" svg:height="0.701cm" svg:x="56cm" svg:y="80.299cm">
          <draw:text-box>
            <text:p><text:span text:style-name="T8">スペシャルサンクス</text:span></text:p>
            <text:p><text:span text:style-name="T8">125724C</text:span><text:span text:style-name="T8">　岩村紀与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Courier New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dc:date>2014-02-12T01:07:41</dc:date>
    <dc:creator>Yoza Kazuki</dc:creator>
    <meta:generator>OpenOffice.org/3.3$Unix OpenOffice.org_project/330m20$Build-9567</meta:generator>
    <meta:printed-by>Yoza Kazuki</meta:printed-by>
    <meta:print-date>2014-02-11T03:42:38</meta:print-date>
    <meta:editing-duration>P1DT1H29M3S</meta:editing-duration>
    <meta:editing-cycles>8</meta:editing-cycles>
    <meta:document-statistic meta:object-count="32"/>
  </office:meta>
</office:document-meta>
</file>